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04e05" officeooo:paragraph-rsid="00004e05"/>
    </style:style>
    <style:style style:name="P2" style:family="paragraph" style:parent-style-name="Standard">
      <style:text-properties officeooo:rsid="0001ca69" officeooo:paragraph-rsid="0001ca69"/>
    </style:style>
    <style:style style:name="P3" style:family="paragraph" style:parent-style-name="Standard">
      <style:text-properties officeooo:rsid="0002f22e" officeooo:paragraph-rsid="0002f22e"/>
    </style:style>
    <style:style style:name="P4" style:family="paragraph" style:parent-style-name="Standard">
      <style:text-properties officeooo:rsid="0003a1dd" officeooo:paragraph-rsid="0003a1dd"/>
    </style:style>
    <style:style style:name="P5" style:family="paragraph" style:parent-style-name="Standard">
      <style:text-properties officeooo:rsid="0006c394" officeooo:paragraph-rsid="0006c394"/>
    </style:style>
    <style:style style:name="P6" style:family="paragraph" style:parent-style-name="Standard">
      <style:text-properties officeooo:rsid="00091334" officeooo:paragraph-rsid="00091334"/>
    </style:style>
    <style:style style:name="P7" style:family="paragraph" style:parent-style-name="Standard">
      <style:text-properties officeooo:rsid="000b668e" officeooo:paragraph-rsid="000b668e"/>
    </style:style>
    <style:style style:name="T1" style:family="text">
      <style:text-properties officeooo:rsid="000551e0"/>
    </style:style>
    <style:style style:name="T2" style:family="text">
      <style:text-properties officeooo:rsid="0007cc02"/>
    </style:style>
    <style:style style:name="T3" style:family="text">
      <style:text-properties officeooo:rsid="000af840"/>
    </style:style>
    <style:style style:name="T4" style:family="text">
      <style:text-properties officeooo:rsid="000bab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 torneo o competencia, si no se gana, poner que participaste, y si te dan algo por participar poner que tenes una mencion</text:p>
      <text:p text:style-name="P1"/>
      <text:p text:style-name="P3">Arriba de todo el puesto al cual se postularian</text:p>
      <text:p text:style-name="P2">Siempre una foto formal, nombre DNI, telofono de contacto, correo electornico</text:p>
      <text:p text:style-name="P2"/>
      <text:p text:style-name="P4">Experiencia personal, <text:span text:style-name="T1">mes/año (inicio) – mes/año (fin) o actualidad, </text:span><text:span text:style-name="T2">contacto de referencia (nombre apellido, correo y/o celular)</text:span></text:p>
      <text:p text:style-name="P4"/>
      <text:p text:style-name="P5">Primero la mas nueva, y ultima la mas vieja</text:p>
      <text:p text:style-name="P5"/>
      <text:p text:style-name="P6">Estudios academicos, <text:span text:style-name="T3">no la primaria</text:span></text:p>
      <text:p text:style-name="P7">mes/año (inicio) – mes/año (fin), <text:span text:style-name="T4">titulo, escuela, partido</text:span></text:p>
      <text:p text:style-name="P7">del mas viejo al mas nuevo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8T20:38:56.092207537</meta:creation-date>
    <dc:date>2022-04-08T20:57:55.672162968</dc:date>
    <meta:editing-duration>PT18M59S</meta:editing-duration>
    <meta:editing-cycles>12</meta:editing-cycles>
    <meta:generator>LibreOffice/7.3.1.3$Linux_X86_64 LibreOffice_project/30$Build-3</meta:generator>
    <meta:document-statistic meta:table-count="0" meta:image-count="0" meta:object-count="0" meta:page-count="1" meta:paragraph-count="8" meta:word-count="86" meta:character-count="539" meta:non-whitespace-character-count="458"/>
  </office:meta>
</office:document-meta>
</file>